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7810000200B8758071C.svm"/>
  <manifest:file-entry manifest:media-type="" manifest:full-path="Pictures/200000070000751900004702D76B2ED7.svm"/>
  <manifest:file-entry manifest:media-type="" manifest:full-path="Pictures/200000070000323C00002462B520F580.svm"/>
  <manifest:file-entry manifest:media-type="" manifest:full-path="Pictures/20000007000037170000200BBC9A55D9.svm"/>
  <manifest:file-entry manifest:media-type="" manifest:full-path="Pictures/2000000700005E5D000039FC09A87347.svm"/>
  <manifest:file-entry manifest:media-type="" manifest:full-path="Pictures/200000070000313300001C38B23B6FA1.svm"/>
  <manifest:file-entry manifest:media-type="" manifest:full-path="Pictures/2000000700002A6100002325C6CA342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Heading_20_1">
      <style:paragraph-properties fo:text-align="center" style:justify-single-word="false"/>
    </style:style>
    <style:style style:name="P3" style:family="paragraph" style:parent-style-name="Heading_20_2">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NUAL USUARIO</text:h>
      <text:p text:style-name="Standard"/>
      <text:p text:style-name="Standard">A continuacion se explica el uso del programa:</text:p>
      <text:p text:style-name="Standard"/>
      <text:h text:style-name="Heading_20_2" text:outline-level="2">Ingresando</text:h>
      <text:p text:style-name="Standard"/>
      <text:p text:style-name="Standard">Al iniciar el programa aparece un formulario de ingreso como el de la foto de abajo, se debe ingresar el usuario y contraseña correctos para poder ingresar, y si se desea reiniciar las tablas de la base de datos se selecciona el check.</text:p>
      <text:p text:style-name="Standard"/>
      <text:p text:style-name="Standard"><draw:frame draw:style-name="fr1" draw:name="gráficos1" text:anchor-type="paragraph" svg:width="12.594cm" svg:height="7.223cm" draw:z-index="0"><draw:image xlink:href="Pictures/200000070000313300001C38B23B6FA1.svm" xlink:type="simple" xlink:show="embed" xlink:actuate="onLoad"/></draw:frame></text:p>
      <text:p text:style-name="Standard"/>
      <text:p text:style-name="Standard">Si la entrada es satisfactoria, se ingresa al menu donde tenemos las opciones que se muestran en la foto. Mas adelante se explica cada una.</text:p>
      <text:p text:style-name="Standard"><draw:frame draw:style-name="fr2" draw:name="gráficos3" text:anchor-type="paragraph" svg:x="1.078cm" svg:y="1.032cm" svg:width="14.208cm" svg:height="8.204cm" draw:z-index="2"><draw:image xlink:href="Pictures/20000007000037810000200B8758071C.svm" xlink:type="simple" xlink:show="embed" xlink:actuate="onLoad"/></draw:frame></text:p>
      <text:h text:style-name="P3" text:outline-level="2">Importando datos:</text:h>
      <text:p text:style-name="Standard">Se escribe la direccion donde estan los archivos y se elige importar, despues solo se espera a que termine y el programa este libre para usar</text:p>
      <text:p text:style-name="P1"><draw:frame draw:style-name="fr2" draw:name="gráficos2" text:anchor-type="paragraph" svg:x="1.236cm" svg:y="1.533cm" svg:width="14.102cm" svg:height="8.204cm" draw:z-index="1"><draw:image xlink:href="Pictures/20000007000037170000200BBC9A55D9.svm" xlink:type="simple" xlink:show="embed" xlink:actuate="onLoad"/></draw:frame></text:p>
      <text:p text:style-name="P1"/>
      <text:p text:style-name="P1"/>
      <text:p text:style-name="P1"/>
      <text:h text:style-name="Heading_20_2" text:outline-level="2">Ver script de importacion</text:h>
      <text:p text:style-name="Text_20_body"/>
      <text:p text:style-name="P1">Para ver esto se tiene las 2 opciones de abajo a la izquierda, se puede ver la carpeta que los contiene o bien los archivos dentro del programa como muestra la imagen.</text:p>
      <text:p text:style-name="P1"/>
      <text:p text:style-name="P1"><draw:frame draw:style-name="fr1" draw:name="gráficos4" text:anchor-type="paragraph" svg:width="15.425cm" svg:height="9.246cm" draw:z-index="3"><draw:image xlink:href="Pictures/2000000700005E5D000039FC09A87347.svm" xlink:type="simple" xlink:show="embed" xlink:actuate="onLoad"/></draw:frame></text:p>
      <text:h text:style-name="Heading_20_2" text:outline-level="2"><text:soft-page-break/>Modificar tablas</text:h>
      <text:p text:style-name="P1"/>
      <text:p text:style-name="P1">Se puede modificar las tablas con la opcion que tenemos alli, esto nos abre un menu donde podemos elegir la tabla a editar</text:p>
      <text:p text:style-name="P1"/>
      <text:p text:style-name="P1"><draw:frame draw:style-name="fr1" draw:name="gráficos5" text:anchor-type="paragraph" svg:width="9.805cm" svg:height="7.772cm" draw:z-index="4"><draw:image xlink:href="Pictures/2000000700002A6100002325C6CA342F.svm" xlink:type="simple" xlink:show="embed" xlink:actuate="onLoad"/></draw:frame></text:p>
      <text:p text:style-name="P1">En la tabla tenemos opciones de busqueda, borrado e insertado, pero el insertado funciona como edicion tambien, asi que si se desea ingresar un nuevo dato, no tiene que haber ningun dato en la casilla “id” o el programa busca ese id y lo sobreescribe con los datos en pantalla.</text:p>
      <text:p text:style-name="P1"><draw:frame draw:style-name="fr2" draw:name="gráficos6" text:anchor-type="paragraph" svg:x="2.069cm" svg:y="1.27cm" svg:width="12.861cm" svg:height="9.313cm" draw:z-index="5"><draw:image xlink:href="Pictures/200000070000323C00002462B520F580.svm" xlink:type="simple" xlink:show="embed" xlink:actuate="onLoad"/></draw:frame></text:p>
      <text:p text:style-name="P1"/>
      <text:h text:style-name="P3" text:outline-level="2">Reportes</text:h>
      <text:p text:style-name="P1"/>
      <text:p text:style-name="P1">En esta opcion podemos ver los reportes de las tablas.</text:p>
      <text:p text:style-name="P1"/>
      <text:p text:style-name="P1"><draw:frame draw:style-name="fr2" draw:name="gráficos7" text:anchor-type="paragraph" svg:x="0.392cm" svg:y="0.222cm" svg:width="16.214cm" svg:height="9.931cm" draw:z-index="6"><draw:image xlink:href="Pictures/200000070000751900004702D76B2ED7.svm" xlink:type="simple" xlink:show="embed" xlink:actuate="onLoad"/></draw:frame></text:p>
      <text:p text:style-name="P1"/>
      <text:h text:style-name="Heading_20_2" text:outline-level="2">Cerrar</text:h>
      <text:p text:style-name="P1"/>
      <text:p text:style-name="P1">Esta opcion es importante, al salir de la sesion el programa guarda en el log informacion sobre la sesion que se acaba de realizar. Si no se cierra de esta forma, el log no se comple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erardo Pineda</meta:initial-creator>
    <meta:creation-date>2010-05-12T21:01:57.70</meta:creation-date>
    <dc:date>2010-05-12T21:55:48.78</dc:date>
    <dc:creator>Gerardo Pineda</dc:creator>
    <meta:editing-duration>PT00H53M48S</meta:editing-duration>
    <meta:editing-cycles>6</meta:editing-cycles>
    <meta:generator>OpenOffice.org/3.0$Win32 OpenOffice.org_project/300m9$Build-9358</meta:generator>
    <meta:document-statistic meta:table-count="0" meta:image-count="7" meta:object-count="0" meta:page-count="4" meta:paragraph-count="16" meta:word-count="267" meta:character-count="1462"/>
    <meta:user-defined meta:name="Información 1"/>
    <meta:user-defined meta:name="Información 2"/>
    <meta:user-defined meta:name="Información 3"/>
    <meta:user-defined meta:name="Información 4"/>
  </office:meta>
</office:document-meta>
</file>